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100000DB40AC2FDC21ED550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F" svg:font-family="" style:font-family-generic="roman"/>
    <style:font-face style:name="Lato-Regular" svg:font-family="Lato-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, 'Times New Roman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QuattrocentoSans" svg:font-family="QuattrocentoSans" style:font-family-generic="roman" style:font-pitch="variable"/>
    <style:font-face style:name="QuattrocentoSans-Bold" svg:font-family="QuattrocentoSans-Bold" style:font-family-generic="roman" style:font-pitch="variable"/>
    <style:font-face style:name="QuattrocentoSans-Italic" svg:font-family="QuattrocentoSans-Italic" style:font-family-generic="roman" style:font-pitch="variable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" style:family="table" style:master-page-name="">
      <style:table-properties style:width="15.595cm" fo:margin-left="0.894cm" style:page-number="auto" table:align="left" fo:background-color="transparent">
        <style:background-image/>
      </style:table-properties>
    </style:style>
    <style:style style:name="Tabela3.A" style:family="table-column">
      <style:table-column-properties style:column-width="15.595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cccccc" style:writing-mode="page">
        <style:background-image/>
      </style:table-cell-properties>
    </style:style>
    <style:style style:name="P1" style:family="paragraph" style:parent-style-name="Header">
      <style:text-properties fo:color="#999999" loext:opacity="100%" fo:language="pt" fo:country="BR" officeooo:rsid="000bb793" officeooo:paragraph-rsid="006d88bf"/>
    </style:style>
    <style:style style:name="P2" style:family="paragraph" style:parent-style-name="Standard">
      <style:paragraph-properties fo:text-align="start" style:justify-single-word="false"/>
      <style:text-properties fo:color="#999999" loext:opacity="100%" style:font-name="Liberation Serif" fo:font-size="12pt" fo:language="pt" fo:country="BR" fo:font-style="italic" fo:font-weight="normal" officeooo:rsid="006d88bf" officeooo:paragraph-rsid="006f57fb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999999" loext:opacity="100%" style:font-name="Liberation Serif" fo:font-size="10pt" fo:language="pt" fo:country="BR" fo:font-style="italic" fo:font-weight="normal" officeooo:rsid="006d88bf" officeooo:paragraph-rsid="006f57fb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Footer">
      <style:paragraph-properties fo:text-align="center" style:justify-single-word="false"/>
      <style:text-properties fo:language="pt" fo:country="B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4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06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c9c5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fo:font-weight="bold" officeooo:rsid="005e2f8c" officeooo:paragraph-rsid="005e2f8c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paragraph-rsid="0045b6bf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fo:color="#999999" loext:opacity="100%" style:font-name="Liberation Serif" fo:font-size="12pt" fo:language="pt" fo:country="BR" fo:font-style="italic" fo:font-weight="normal" officeooo:rsid="006d88bf" officeooo:paragraph-rsid="006d88b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Liberation Serif" fo:font-size="16pt" fo:language="pt" fo:country="BR" fo:font-weight="normal" officeooo:rsid="0035dcd2" officeooo:paragraph-rsid="0035dcd2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Liberation Serif" officeooo:paragraph-rsid="006b29a2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1cm" fo:margin-right="2cm" fo:text-align="start" style:justify-single-word="false" fo:orphans="2" fo:widows="2" fo:text-indent="0cm" style:auto-text-indent="false" fo:background-color="transparent"/>
      <style:text-properties officeooo:paragraph-rsid="00741a6c"/>
    </style:style>
    <style:style style:name="P15" style:family="paragraph" style:parent-style-name="Standard">
      <style:paragraph-properties fo:text-align="start" style:justify-single-word="false"/>
      <style:text-properties officeooo:paragraph-rsid="00741a6c"/>
    </style:style>
    <style:style style:name="P16" style:family="paragraph" style:parent-style-name="Standard">
      <style:paragraph-properties fo:margin-top="0.101cm" fo:margin-bottom="0.101cm" style:contextual-spacing="false" fo:text-align="start" style:justify-single-word="false"/>
    </style:style>
    <style:style style:name="P17" style:family="paragraph" style:parent-style-name="Standard" style:master-page-name="">
      <loext:graphic-properties draw:fill="none"/>
      <style:paragraph-properties fo:margin-left="1cm" fo:margin-right="2cm" fo:text-align="start" style:justify-single-word="false" fo:orphans="2" fo:widows="2" fo:text-indent="0cm" style:auto-text-indent="false" style:page-number="auto" fo:background-color="transparent"/>
      <style:text-properties fo:font-size="11pt" officeooo:paragraph-rsid="00741a6c" fo:background-color="transparent" style:font-size-asian="11pt" style:font-size-complex="11pt"/>
    </style:style>
    <style:style style:name="P18" style:family="paragraph" style:parent-style-name="Standard">
      <loext:graphic-properties draw:fill="none"/>
      <style:paragraph-properties fo:margin-left="1cm" fo:margin-right="2cm" fo:text-align="start" style:justify-single-word="false" fo:orphans="2" fo:widows="2" fo:text-indent="0cm" style:auto-text-indent="false" fo:background-color="transparent"/>
      <style:text-properties fo:font-size="11pt" officeooo:paragraph-rsid="00741a6c" fo:background-color="transparent" style:font-size-asian="11pt" style:font-size-complex="11pt"/>
    </style:style>
    <style:style style:name="P19" style:family="paragraph" style:parent-style-name="Standard">
      <loext:graphic-properties draw:fill="none"/>
      <style:paragraph-properties fo:margin-left="1cm" fo:margin-right="1.401cm" fo:text-align="start" style:justify-single-word="false" fo:orphans="2" fo:widows="2" fo:text-indent="0cm" style:auto-text-indent="false" fo:background-color="transparent"/>
      <style:text-properties fo:font-size="11pt" officeooo:paragraph-rsid="00741a6c" fo:background-color="transparen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officeooo:rsid="0072331d" officeooo:paragraph-rsid="0072331d"/>
    </style:style>
    <style:style style:name="P21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72331d" officeooo:paragraph-rsid="0072331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72331d" officeooo:paragraph-rsid="00723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331d" officeooo:paragraph-rsid="00723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72331d" officeooo:paragraph-rsid="00723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5c725c" officeooo:paragraph-rsid="0061e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331d" officeooo:paragraph-rsid="00723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Liberation Serif" fo:language="pt" fo:country="BR" officeooo:rsid="005e2f8c" officeooo:paragraph-rsid="005e2f8c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officeooo:rsid="003b6ef0" officeooo:paragraph-rsid="003b6ef0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erif" fo:language="pt" fo:country="BR" fo:font-weight="bold" officeooo:rsid="003b6ef0" officeooo:paragraph-rsid="003b6ef0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officeooo:paragraph-rsid="005c725c"/>
    </style:style>
    <style:style style:name="P32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fo:color="#000000" loext:opacity="100%" style:font-name="Liberation Serif" fo:language="pt" fo:country="BR"/>
    </style:style>
    <style:style style:name="T2" style:family="text">
      <style:text-properties fo:color="#000000" loext:opacity="100%" style:font-name="Liberation Serif" fo:language="pt" fo:country="BR" officeooo:rsid="006cc11f"/>
    </style:style>
    <style:style style:name="T3" style:family="text">
      <style:text-properties fo:color="#000000" loext:opacity="100%" style:font-name="Liberation Serif" fo:language="pt" fo:country="BR" officeooo:rsid="0072331d"/>
    </style:style>
    <style:style style:name="T4" style:family="text">
      <style:text-properties fo:color="#000000" loext:opacity="100%" style:font-name="QuattrocentoSans" fo:font-size="12pt" fo:language="pt" fo:country="BR" fo:font-style="normal" officeooo:rsid="0072331d" style:font-size-asian="12pt" style:font-style-asian="normal" style:font-style-complex="normal"/>
    </style:style>
    <style:style style:name="T5" style:family="text">
      <style:text-properties fo:color="#000000" loext:opacity="100%" style:font-name="QuattrocentoSans" fo:font-size="12pt" fo:language="pt" fo:country="BR" style:font-size-asian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pt" fo:country="BR"/>
    </style:style>
    <style:style style:name="T8" style:family="text">
      <style:text-properties officeooo:rsid="00606295"/>
    </style:style>
    <style:style style:name="T9" style:family="text">
      <style:text-properties officeooo:rsid="0061eb8b"/>
    </style:style>
    <style:style style:name="T10" style:family="text">
      <style:text-properties officeooo:rsid="0072331d"/>
    </style:style>
    <style:style style:name="T11" style:family="text">
      <style:text-properties style:font-name="QuattrocentoSans" fo:font-size="12pt" style:font-size-asian="12pt"/>
    </style:style>
    <style:style style:name="T12" style:family="text">
      <style:text-properties style:font-name="QuattrocentoSans" fo:font-size="12pt" officeooo:rsid="005c725c" style:font-size-asian="12pt"/>
    </style:style>
    <style:style style:name="T13" style:family="text">
      <style:text-properties style:font-name="QuattrocentoSans" fo:font-size="12pt" officeooo:rsid="0072331d" style:font-size-asian="12pt"/>
    </style:style>
    <style:style style:name="T14" style:family="text">
      <style:text-properties style:font-name="QuattrocentoSans" fo:font-size="10.5pt" style:font-size-asian="10.5pt"/>
    </style:style>
    <style:style style:name="T15" style:family="text">
      <style:text-properties style:font-name="QuattrocentoSans" fo:font-size="10.5pt" fo:language="pt" fo:country="BR" style:font-size-asian="10.5pt"/>
    </style:style>
    <style:style style:name="T16" style:family="text">
      <style:text-properties style:font-name="QuattrocentoSans-Bold" fo:font-size="12pt" fo:font-weight="bold" style:font-size-asian="12pt" style:font-weight-asian="bold"/>
    </style:style>
    <style:style style:name="T17" style:family="text">
      <style:text-properties officeooo:rsid="00741a6c"/>
    </style:style>
    <style:style style:name="T18" style:family="text">
      <style:text-properties fo:color="#37352f" loext:opacity="100%" style:font-name="Lato-Regular" fo:font-size="12pt" style:font-size-asian="12pt"/>
    </style:style>
    <style:style style:name="T19" style:family="text">
      <style:text-properties fo:color="#37352f" loext:opacity="100%" style:font-name="Lato-Regular" fo:font-size="12pt" fo:background-color="transparent" loext:char-shading-value="0" style:font-size-asian="12pt"/>
    </style:style>
    <style:style style:name="T20" style:family="text">
      <style:text-properties fo:color="#37352f" loext:opacity="100%" style:font-name="Lato-Regular" officeooo:rsid="005c725c"/>
    </style:style>
    <style:style style:name="T21" style:family="text">
      <style:text-properties fo:color="#37352f" loext:opacity="100%" style:font-name="Lato-Regular"/>
    </style:style>
    <style:style style:name="T22" style:family="text">
      <style:text-properties fo:color="#37352f" loext:opacity="100%" style:font-name="Lato-Regular" fo:background-color="transparent" loext:char-shading-value="0"/>
    </style:style>
    <style:style style:name="T23" style:family="text">
      <style:text-properties style:font-name="ArialMT" fo:font-size="12pt" style:font-size-asian="12pt"/>
    </style:style>
    <style:style style:name="T24" style:family="text">
      <style:text-properties style:font-name="QuattrocentoSans-Italic" fo:font-size="12pt" fo:font-style="italic" style:font-size-asian="12pt" style:font-style-asian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<text:span text:style-name="T6">Problema</text:span>: <text:span text:style-name="T17">Lista Bitônica</text:span></text:p>
      <text:p text:style-name="P3">Elaborado por: <text:span text:style-name="T10">Emanuel Catão</text:span></text:p>
      <text:p text:style-name="P2"/>
      <text:p text:style-name="P31"><text:span text:style-name="T4">Um tipo interessante de sequ</text:span><text:span text:style-name="T11">ência numérica é chamado de </text:span><text:span text:style-name="T16">Sequência Bitônica</text:span><text:span text:style-name="T11">. Uma sequência pode ser dita monotonicamente crescente quando ela é equivalente a uma sequência não-decrescente, ou seja, seus elementos nunca diminuem, mas podem ficar iguais. Uma sequência também pode ser dita monotonicamente decrescente, cuja definição é análoga ao tipo anterior. Já uma </text:span><text:span text:style-name="T16">sequência bitônica</text:span><text:span text:style-name="T11">, é uma sequência monotonicamente crescente seguida de uma monotonicamente </text:span><text:span text:style-name="T12">decrescente (ou uma rotação cíclica dessa sequência).</text:span></text:p>
      <text:p text:style-name="P17"><text:span text:style-name="T21"/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8"><text:span text:style-name="T20"/></text:p>
            <text:p text:style-name="P19"><text:span text:style-name="T20">{1, 2, 3, 7, 6, 4} </text:span><text:span text:style-name="T21">é uma sequência bitônica, formada pela sequência monotonicamente crescente {1, 2, 3} e pela monotonicamente decrescente {7, 6, 4}.<text:tab/></text:span></text:p>
            <text:p text:style-name="P18"/>
            <text:p text:style-name="P14"><text:span text:style-name="T22">{3, 7, 6, 4, 1, 2} é uma rotação cíclica da sequência original, então ela é também bitônica.</text:span></text:p>
            <text:p text:style-name="P14"><text:span text:style-name="T19"/></text:p>
          </table:table-cell>
        </table:table-row>
      </table:table>
      <text:p text:style-name="P14"><text:span text:style-name="T19"/></text:p>
      <text:p text:style-name="P13" loext:marker-style-name="T11"><text:span text:style-name="T5">Para nosso problema, vamos assumir somente a primeira parte da defini</text:span><text:span text:style-name="T11">ção, ou seja, trabalharemos com sequências bitônicas sem a parte da rotação cíclica. Pede-se que seu programa construa uma lista duplamente encadeada a partir da lista bitônica fornecida na entrada e imprima uma lista ordenada, partindo da lista criada e seguindo o seguinte método:</text:span></text:p>
      <text:p text:style-name="P20"><text:span text:style-name="T11"/></text:p>
      <text:p text:style-name="P20"><text:span text:style-name="T11">Exemplo de lista: [1, 2, 4, 3]</text:span></text:p>
      <text:p text:style-name="P16"><text:span text:style-name="T23"><text:tab/>● </text:span><text:span text:style-name="T11">Mantenha os dois ponteiros: inicio e fim da lista. Do exemplo: (inicio = 1, fim = 3)</text:span></text:p>
      <text:p text:style-name="P16"><text:span text:style-name="T23"><text:tab/>● </text:span><text:span text:style-name="T11">Compare ambos os valores dos nós e adicione o elemento menor para resultar em uma <text:tab/> <text:s text:c="3"/>lista. Do exemplo: (inicio &lt; fim)</text:span></text:p>
      <text:p text:style-name="P16"><text:span text:style-name="T23"><text:tab/>● </text:span><text:span text:style-name="T11">Compare o próximo elemento adjacente ao elemento adicionado com aquele que não foi <text:tab/> <text:s text:c="3"/>adicionado e adicione o menor (</text:span><text:span text:style-name="T24">inicio-&gt;prox</text:span><text:span text:style-name="T11">, se inicio &lt; fim; </text:span><text:span text:style-name="T24">fim→ant,</text:span><text:span text:style-name="T11"> se fim &lt; inicio).</text:span></text:p>
      <text:p text:style-name="P16"><text:span text:style-name="T23"><text:tab/><text:tab/>○ </text:span><text:span text:style-name="T11">Do exemplo: inicio é adicionado; compare (inicio-&gt;prox = 2, fim = 3).</text:span></text:p>
      <text:p text:style-name="P16"><text:span text:style-name="T23"><text:tab/><text:tab/>○ </text:span><text:span text:style-name="T11">inicio-&gt;prox é adicionado</text:span></text:p>
      <text:p text:style-name="P16"><text:span text:style-name="T23"><text:tab/>● </text:span><text:span text:style-name="T11">Repita isso até que todos os elementos da lista duplamente encadeada criada a partir da <text:tab/> <text:s text:c="3"/>entrada sejam adicionados ao resultado da ordenação.</text:span></text:p>
      <text:p text:style-name="P16"><text:span text:style-name="T23"><text:tab/><text:tab/>○ </text:span><text:span text:style-name="T11">compare (inicio-&gt;prox-&gt;prox = 4, fim = 3).</text:span></text:p>
      <text:p text:style-name="P16"><text:span text:style-name="T23"><text:tab/><text:tab/>○ </text:span><text:span text:style-name="T11">fim é adicionado</text:span></text:p>
      <text:p text:style-name="P16"><text:span text:style-name="T23"><text:tab/><text:tab/>○ </text:span><text:span text:style-name="T11">compare (inicio-&gt;prox-&gt;prox, fim-&gt;ant)</text:span></text:p>
      <text:p text:style-name="P16"><text:span text:style-name="T23"><text:tab/><text:tab/>○ </text:span><text:span text:style-name="T11">inicio-&gt;prox-&gt;prox é adicionado</text:span></text:p>
      <text:p text:style-name="P21"><text:span text:style-name="T23"><text:tab/><text:tab/>○ </text:span><text:span text:style-name="T11">Todos os elementos foram adicionados. Lista final: [1, 2, 3, 4]</text:span></text:p>
      <text:p text:style-name="P20"><text:span text:style-name="T11"/></text:p>
      <text:p text:style-name="P13" loext:marker-style-name="T11"><text:span text:style-name="T11">Obs: Perceba que toda vez que um nó for adicionado a lista de resultado, suas referências devem ser apagadas da lista original de modo que ao final de tudo a lista </text:span><text:span text:style-name="T13">original está vazia. Isso permite que se entenda onde o programa encerra as iterações.</text:span></text:p>
      <text:p text:style-name="P20"><text:span text:style-name="T11"/></text:p>
      <text:p text:style-name="P15" loext:marker-style-name="T11"><text:soft-page-break/><text:span text:style-name="T16">Entrada: </text:span><text:span text:style-name="T11">Cada entrada é composta por uma lista de valores (separados por um espaço em branco).</text:span></text:p>
      <text:p text:style-name="P13" loext:marker-style-name="T11"><text:span text:style-name="T16"/></text:p>
      <text:p text:style-name="P13" loext:marker-style-name="T11"><text:span text:style-name="T16">Saída: </text:span><text:span text:style-name="T11">Deve-se retornar a lista ordenada valendo-se do método explicado anteriormente. O formato está expresso nos exemplos de entrada e saída.</text:span></text:p>
      <text:p text:style-name="P29"/>
      <text:p text:style-name="P30">Exemplo<text:span text:style-name="T8">s:</text:span></text:p>
      <table:table table:name="Tabela2" table:style-name="Tabela2" table:template-name="Default Style">
        <table:table-column table:style-name="Tabela2.A"/>
        <table:table-column table:style-name="Tabela2.B"/>
        <table:table-row>
          <table:table-cell table:style-name="Tabela2.A1" office:value-type="string">
            <text:p text:style-name="P5">Exemplo de entrada 1</text:p>
            <text:p text:style-name="P23"><text:span text:style-name="T14">1 2 3 4 5 6</text:span></text:p>
          </table:table-cell>
          <table:table-cell table:style-name="Tabela2.B1" office:value-type="string">
            <text:p text:style-name="P6">Exemplo de saída <text:span text:style-name="T8">1</text:span></text:p>
            <text:p text:style-name="P24"><text:span text:style-name="T15">&lt;- 1 -&gt;&lt;- 2 -&gt;&lt;- 3 -&gt;&lt;- 4 -&gt;&lt;- 5 -&gt;&lt;- 6 -&gt;</text:span></text:p>
          </table:table-cell>
        </table:table-row>
      </table:table>
      <text:p text:style-name="P9"/>
      <table:table table:name="Tabela1" table:style-name="Tabela1" table:template-name="Default Style">
        <table:table-column table:style-name="Tabela1.A"/>
        <table:table-column table:style-name="Tabela1.B"/>
        <table:table-row>
          <table:table-cell table:style-name="Tabela1.A1" office:value-type="string">
            <text:p text:style-name="P7">Exemplo de entrada <text:span text:style-name="T9">2</text:span></text:p>
            <text:p text:style-name="P22"><text:span text:style-name="T14">1 5 7 6 3 2</text:span></text:p>
          </table:table-cell>
          <table:table-cell table:style-name="Tabela1.B1" office:value-type="string">
            <text:p text:style-name="P7">Exemplo de saída <text:span text:style-name="T9">2</text:span></text:p>
            <text:p text:style-name="P22"><text:span text:style-name="T14">&lt;- 1 -&gt;&lt;- 2 -&gt;&lt;- 3 -&gt;&lt;- 5 -&gt;&lt;- 6 -&gt;&lt;- 7 -&gt;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MT" svg:font-family="ArialMT" style:font-family-generic="roman" style:font-pitch="variable"/>
    <style:font-face style:name="F" svg:font-family="" style:font-family-generic="roman"/>
    <style:font-face style:name="Lato-Regular" svg:font-family="Lato-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, 'Times New Roman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QuattrocentoSans" svg:font-family="QuattrocentoSans" style:font-family-generic="roman" style:font-pitch="variable"/>
    <style:font-face style:name="QuattrocentoSans-Bold" svg:font-family="QuattrocentoSans-Bold" style:font-family-generic="roman" style:font-pitch="variable"/>
    <style:font-face style:name="QuattrocentoSans-Italic" svg:font-family="QuattrocentoSans-Italic" style:font-family-generic="roman" style:font-pitch="variable"/>
    <style:font-face style:name="SimSun" svg:font-family="SimSun" style:font-family-generic="system" style:font-pitch="variable"/>
    <style:font-face style:name="StarSymbol" svg:font-family="Star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fill-image draw:name="FundoMaterial600" xlink:href="Pictures/10000001000009B100000DB40AC2FDC21ED550B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style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Liberation Serif2" fo:font-family="'Liberation Serif'" style:font-style-name="Regular" style:font-family-generic="roman" style:font-pitch="variable" fo:font-size="90%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list-style-name="Numbering_20_123" style:class="chapter" style:master-page-name="">
      <style:paragraph-properties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Numbering_20_123" style:class="text">
      <style:paragraph-properties fo:margin-top="0.212cm" fo:margin-bottom="0.212cm" style:contextual-spacing="false"/>
      <style:text-properties style:font-name="Liberation Serif1" fo:font-family="'Liberation Serif'" style:font-style-name="Itálico" style:font-family-generic="roman" style:font-pitch="variable" fo:font-size="90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pt" fo:country="BR" style:font-name-asian="Times New Roman2" style:font-family-asian="'Times New Roman'" style:font-family-generic-asian="system" style:font-pitch-asian="variable" style:font-size-asian="10pt" style:language-asian="pt" style:country-asian="B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199cm" fo:margin-left="0.199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4" style:display-name="List 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999999" loext:opacity="100%" fo:language="pt" fo:country="BR" officeooo:rsid="000bb793" officeooo:paragraph-rsid="006d88bf"/>
    </style:style>
    <style:style style:name="MP2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none" fo:padding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1000009B100000DB40AC2FDC21ED550B4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border" draw:fill-color="#729fcf" draw:fill-image-name="FundoMaterial600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Estruturas de Dados – Prof. Rafael Lima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6T14:08:29.372000000</meta:creation-date>
    <meta:generator>LibreOffice/7.6.2.1$Windows_X86_64 LibreOffice_project/56f7684011345957bbf33a7ee678afaf4d2ba333</meta:generator>
    <meta:editing-duration>PT2H20M19S</meta:editing-duration>
    <meta:editing-cycles>30</meta:editing-cycles>
    <dc:date>2023-11-05T14:21:20.460000000</dc:date>
    <meta:document-statistic meta:table-count="3" meta:image-count="0" meta:object-count="0" meta:page-count="2" meta:paragraph-count="32" meta:word-count="467" meta:character-count="2754" meta:non-whitespace-character-count="2284"/>
  </office:meta>
</office:document-meta>
</file>